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8.237cm" fo:margin-left="4.755cm" table:align="left"/>
    </style:style>
    <style:style style:name="Table1.A" style:family="table-column">
      <style:table-column-properties style:column-width="1.993cm"/>
    </style:style>
    <style:style style:name="Table1.B" style:family="table-column">
      <style:table-column-properties style:column-width="2.24cm"/>
    </style:style>
    <style:style style:name="Table1.C" style:family="table-column">
      <style:table-column-properties style:column-width="1.711cm"/>
    </style:style>
    <style:style style:name="Table1.D" style:family="table-column">
      <style:table-column-properties style:column-width="2.29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386" officeooo:paragraph-rsid="0017d386"/>
    </style:style>
    <style:style style:name="P2" style:family="paragraph" style:parent-style-name="Standard">
      <style:text-properties officeooo:rsid="0019718b" officeooo:paragraph-rsid="0019718b"/>
    </style:style>
    <style:style style:name="P3" style:family="paragraph" style:parent-style-name="Standard">
      <style:text-properties officeooo:rsid="001b208c" officeooo:paragraph-rsid="001b208c"/>
    </style:style>
    <style:style style:name="P4" style:family="paragraph" style:parent-style-name="Standard">
      <style:text-properties officeooo:rsid="001c4450" officeooo:paragraph-rsid="001c4450"/>
    </style:style>
    <style:style style:name="P5" style:family="paragraph" style:parent-style-name="Standard">
      <style:text-properties officeooo:rsid="001feceb" officeooo:paragraph-rsid="001feceb"/>
    </style:style>
    <style:style style:name="P6" style:family="paragraph" style:parent-style-name="Standard">
      <style:paragraph-properties fo:text-align="center" style:justify-single-word="false"/>
      <style:text-properties fo:font-size="9pt" officeooo:rsid="001feceb" officeooo:paragraph-rsid="001feceb" style:font-size-asian="9pt" style:font-size-complex="9pt"/>
    </style:style>
    <style:style style:name="P7" style:family="paragraph" style:parent-style-name="Standard">
      <style:text-properties officeooo:rsid="0021dfc7" officeooo:paragraph-rsid="0021dfc7"/>
    </style:style>
    <style:style style:name="P8" style:family="paragraph" style:parent-style-name="Standard">
      <style:text-properties fo:font-weight="bold" officeooo:rsid="0021dfc7" officeooo:paragraph-rsid="0021dfc7" style:font-weight-asian="bold" style:font-weight-complex="bold"/>
    </style:style>
    <style:style style:name="P9" style:family="paragraph" style:parent-style-name="Standard">
      <style:text-properties fo:font-weight="bold" officeooo:rsid="0017d386" officeooo:paragraph-rsid="0017d386" style:font-weight-asian="bold" style:font-weight-complex="bold"/>
    </style:style>
    <style:style style:name="P10" style:family="paragraph" style:parent-style-name="Table_20_Contents">
      <style:paragraph-properties fo:text-align="center" style:justify-single-word="false"/>
      <style:text-properties officeooo:rsid="001feceb" officeooo:paragraph-rsid="001feceb"/>
    </style:style>
    <style:style style:name="P11" style:family="paragraph" style:parent-style-name="Table_20_Contents">
      <style:paragraph-properties fo:text-align="center" style:justify-single-word="false"/>
      <style:text-properties fo:font-weight="bold" officeooo:rsid="001feceb" officeooo:paragraph-rsid="001feceb" style:font-weight-asian="bold" style:font-weight-complex="bold"/>
    </style:style>
    <style:style style:name="T1" style:family="text">
      <style:text-properties officeooo:rsid="0019718b"/>
    </style:style>
    <style:style style:name="T2" style:family="text">
      <style:text-properties officeooo:rsid="001b208c"/>
    </style:style>
    <style:style style:name="T3" style:family="text">
      <style:text-properties officeooo:rsid="001b34f2"/>
    </style:style>
    <style:style style:name="T4" style:family="text">
      <style:text-properties fo:font-style="italic"/>
    </style:style>
    <style:style style:name="T5" style:family="text">
      <style:text-properties officeooo:rsid="001e2503"/>
    </style:style>
    <style:style style:name="T6" style:family="text">
      <style:text-properties officeooo:rsid="001eb1ab"/>
    </style:style>
    <style:style style:name="T7" style:family="text">
      <style:text-properties officeooo:rsid="001feceb"/>
    </style:style>
    <style:style style:name="T8" style:family="text">
      <style:text-properties fo:font-weight="bold" style:font-weight-asian="bold" style:font-weight-complex="bold"/>
    </style:style>
    <style:style style:name="T9" style:family="text">
      <style:text-properties officeooo:rsid="0022e0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mage analysis task</text:p>
      <text:p text:style-name="P1">-<text:span text:style-name="T1">Ritwik Kulkarni</text:span></text:p>
      <text:p text:style-name="P1"/>
      <text:p text:style-name="P1">Here, I briefly summarise the steps in performing the task where the broad goal was to build a pangolin image detector. This task stands as a pilot proof of concept of a larger goal of being able to detect illegal wildlife trade posts on social media. Social media is fast becoming the hub for the sale of illegal wildlife products, the pangolin, especially being the most trafficked animal in the world. </text:p>
      <text:p text:style-name="P1"/>
      <text:p text:style-name="P1">With this goal in mind the task involves gathering data from twitter, </text:p>
      <text:p text:style-name="P1">1. Specifically collecting tweets which have a reference for the <text:span text:style-name="T1">word</text:span> pangolin.</text:p>
      <text:p text:style-name="P1">2. Downloading attached images to the tweets</text:p>
      <text:p text:style-name="P1">3. Scanning the the URLs mentioned in such tweets <text:span text:style-name="T1">and downloading</text:span> all the images on those URLs</text:p>
      <text:p text:style-name="P2">4. Determining which of the images actually contain pangolins in them</text:p>
      <text:p text:style-name="P2"/>
      <text:p text:style-name="P7"><text:span text:style-name="T8">A) Scraping:</text:span></text:p>
      <text:p text:style-name="P7"/>
      <text:p text:style-name="P2">The code for this task can be found at my github page: <text:a xlink:type="simple" xlink:href="https://github.com/ritkulk/myprojects/tree/master/tweet_analysis" text:style-name="Internet_20_link" text:visited-style-name="Visited_20_Internet_20_Link">https://github.com/ritkulk/myprojects/tree/master/tweet_analysis</text:a></text:p>
      <text:p text:style-name="P2">Steps 1-3 are performed by the script scrape_tweets.py. This script downloads all the images to the folder specified in IMG_DIR variable while stores the tweet data in the DATA_DIR folder. <text:s/></text:p>
      <text:p text:style-name="P1"/>
      <text:p text:style-name="P2">A total of 37<text:span text:style-name="T7">60</text:span> images were downloaded by the scraper <text:span text:style-name="T2">which excludes images which have the string ‘logo’ or ‘icon’ in their names to easily reduce some obvious noise in the data. The twitter API, with its query method allows only to download tweets as old as one week. This significantly reduces the ability to collect more data (pangolin related tweets were noticeably less in number compared to a keyword like “sunset”). A different approach is advised to collect data from a custom date range to increase the raw data size. </text:span></text:p>
      <text:p text:style-name="P2"/>
      <text:p text:style-name="P7"><text:span text:style-name="T8">B) Data Preparation:</text:span></text:p>
      <text:p text:style-name="P7"/>
      <text:p text:style-name="P3">Next, step 4 involves <text:span text:style-name="T3">building a model that can identify the existence of a pangolin in an image, essentially a binary classifier. However, to train such a classifier, <text:s/>it requires gathering large amounts of annotated data with images labelled as pangolin and not pangolin. <text:s/>Annotation is a cumbersome, time and resource intensive task. As a quick work around to the problem, I decide to annotate the data using Google image search. Using the keyword “pangolin” 100 images of the search result were downloaded. Similarly 100 images were downloaded with the keyword “random image”. A python package “google-image-download” was used to download these “annotated” images. (100 is the default maximum one can download with this API, which is enough for demonstration purposes of the pilot project. However, there is a flag to increase the number of images, which requires a ‘chrome-driver’ installation). A visual inspection of the two classes showed that the images in the pangolin set did indeed contain pangolins (however sometimes even as cartoons), while the random collection had images of various kinds. </text:span></text:p>
      <text:p text:style-name="P3"/>
      <text:p text:style-name="P4">The data was divided into a 90%-10% train-test split respectively. A high proportion of the data was assigned as train because of the small size of the dataset. The 37<text:span text:style-name="T7">60</text:span> downloaded tweet images serve<text:span text:style-name="T6">d</text:span> as the true test set for this task. </text:p>
      <text:p text:style-name="P4"/>
      <text:p text:style-name="P7"><text:span text:style-name="T8">C) Modelling:</text:span></text:p>
      <text:p text:style-name="P7"><text:s/></text:p>
      <text:p text:style-name="P4">A simple 3 layer perceptron was used as a binary classifier model. The input features to the classifier, however, were derived from the VGG16 model (Simonyan et al, 2014). <text:span text:style-name="T5">The VGG16 is a pre trained deep convolutional neural network with 16 layers using 3x3 filters. Thus effectively we </text:span><text:soft-page-break/><text:span text:style-name="T5">use transfer learning methodology, where the generalised features obtained from the penultimate layer of the VGG16 model are then used to train a smaller model for the desired final classification of a different task. <text:s/>The model was trained for 50 epochs where the size of the 3 hidden layers were 2000, 100 and 10 respectively. A dropout of 50% was added to each of the connections to reduce overfitting. Model parameters were determined heuristically and further exploration of the parameter space is required. The best performing epoch was check-pointed and saved as the final model for prediction. This model achieved 100% accuracy on the small test sample of images. (Details of the model can be found in the scripts model_functions.py while the vgg feature extraction script can be found in vgg_feature_extract.py)</text:span></text:p>
      <text:p text:style-name="P4"/>
      <text:p text:style-name="P8">D) Results:</text:p>
      <text:p text:style-name="P5"/>
      <text:p text:style-name="P5">For the final prediction task, the 3760 tweet images were given as inputs and the prediction of the model recorded. The verification of the predicted labels was done manually by visual inspection to determine whether a pangolin actually exists in the image or not. Out of the 3760 images 277 images were predicted to have pangolins in them. The metrics were as tabulated in the Table 1</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Accuracy</text:p>
          </table:table-cell>
          <table:table-cell table:style-name="Table1.A1" office:value-type="string">
            <text:p text:style-name="P11">Precision</text:p>
          </table:table-cell>
          <table:table-cell table:style-name="Table1.A1" office:value-type="string">
            <text:p text:style-name="P11">Recall</text:p>
          </table:table-cell>
          <table:table-cell table:style-name="Table1.D1" office:value-type="string">
            <text:p text:style-name="P11">F score</text:p>
          </table:table-cell>
        </table:table-row>
        <table:table-row>
          <table:table-cell table:style-name="Table1.A2" office:value-type="string">
            <text:p text:style-name="P10">95.93%</text:p>
          </table:table-cell>
          <table:table-cell table:style-name="Table1.A2" office:value-type="string">
            <text:p text:style-name="P10">0.65</text:p>
          </table:table-cell>
          <table:table-cell table:style-name="Table1.A2" office:value-type="string">
            <text:p text:style-name="P10">0.75</text:p>
          </table:table-cell>
          <table:table-cell table:style-name="Table1.D2" office:value-type="string">
            <text:p text:style-name="P10">0.70</text:p>
          </table:table-cell>
        </table:table-row>
      </table:table>
      <text:p text:style-name="P6"><text:s/>Table 1. Prediction metrics </text:p>
      <text:p text:style-name="P4"/>
      <text:p text:style-name="P8">E) Conclusion:</text:p>
      <text:p text:style-name="P7"/>
      <text:p text:style-name="P7">Despite being trained on a very small, non curated dataset and the model not being specifically tuned, the performance shows above random precision and thus a promising approach to explore further towards the goal of developing a mechanism to detect trafficking images on social media. The annotation aspect, however, does remain a crucial hurdle to conquer if one desires high precision in detecting a specific case of trafficking images. <text:span text:style-name="T9">A casual visual inspection did reveal a few images which were of illegal trafficking nature, most likely related to news articles posted on twitter. A further analysis is required along with a scraping exercise done specifically on online market places.</text:span></text:p>
      <text:p text:style-name="P7"/>
      <text:p text:style-name="P8">References:</text:p>
      <text:p text:style-name="P7"/>
      <text:p text:style-name="P4">Simonyan, Karen, and Andrew Zisserman. "Very deep convolutional networks for large-scale image recognition." <text:span text:style-name="T4">arXiv preprint arXiv:1409.1556</text:span>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6:58:01.981582169</meta:creation-date>
    <dc:date>2018-11-13T18:58:01.860534353</dc:date>
    <meta:editing-duration>PT4M36S</meta:editing-duration>
    <meta:editing-cycles>2</meta:editing-cycles>
    <meta:generator>LibreOffice/6.0.6.2$Linux_X86_64 LibreOffice_project/00$Build-2</meta:generator>
    <meta:document-statistic meta:table-count="1" meta:image-count="0" meta:object-count="0" meta:page-count="2" meta:paragraph-count="33" meta:word-count="882" meta:character-count="5467" meta:non-whitespace-character-count="4604"/>
  </office:meta>
</office:document-meta>
</file>